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MBX10" svg:font-family="CMBX10"/>
    <style:font-face style:name="OJUOYQ+CMMI10" svg:font-family="OJUOYQ+CMMI10"/>
    <style:font-face style:name="StarSymbol" svg:font-family="StarSymbol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DejaVu Sans Mono1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text-properties style:font-name="Courier New"/>
    </style:style>
    <style:style style:name="P3" style:family="paragraph" style:parent-style-name="Standard">
      <style:paragraph-properties fo:text-align="justify" style:justify-single-word="false"/>
      <style:text-properties style:font-name="Courier New"/>
    </style:style>
    <style:style style:name="P4" style:family="paragraph" style:parent-style-name="Standard">
      <style:paragraph-properties fo:text-align="justify" style:justify-single-word="false"/>
      <style:text-properties style:font-name="Courier New" fo:font-size="12pt" style:font-size-asian="12pt" style:font-size-complex="12pt"/>
    </style:style>
    <style:style style:name="P5" style:family="paragraph" style:parent-style-name="Standard">
      <style:text-properties style:font-name="Courier New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justify" style:justify-single-word="false" fo:padding="0.0291in" fo:border-left="none" fo:border-right="none" fo:border-top="none" fo:border-bottom="0.0138in solid #000000" style:join-border="false"/>
      <style:text-properties style:font-name="Courier New"/>
    </style:style>
    <style:style style:name="P7" style:family="paragraph" style:parent-style-name="Text_20_body">
      <style:text-properties style:font-name="Courier New" style:font-name-asian="DejaVu Sans" style:font-name-complex="DejaVu Sans"/>
    </style:style>
    <style:style style:name="P8" style:family="paragraph" style:parent-style-name="Text_20_body">
      <style:paragraph-properties fo:text-align="justify" style:justify-single-word="false"/>
      <style:text-properties style:font-name="Courier New" style:font-name-asian="DejaVu Sans" style:font-name-complex="DejaVu Sans"/>
    </style:style>
    <style:style style:name="P9" style:family="paragraph" style:parent-style-name="Text_20_body">
      <style:text-properties style:font-name="Courier New" fo:font-size="10pt" style:font-name-asian="DejaVu Sans" style:font-size-asian="10pt" style:font-name-complex="DejaVu Sans" style:font-size-complex="10pt"/>
    </style:style>
    <style:style style:name="P10" style:family="paragraph" style:parent-style-name="Text_20_body">
      <style:paragraph-properties fo:text-align="justify" style:justify-single-word="false"/>
      <style:text-properties style:font-name="Courier New"/>
    </style:style>
    <style:style style:name="P11" style:family="paragraph" style:parent-style-name="Text_20_body">
      <style:paragraph-properties fo:text-align="justify" style:justify-single-word="false"/>
      <style:text-properties style:font-name="Courier New" fo:font-size="12pt" style:font-name-asian="OJUOYQ+CMMI10" style:font-size-asian="12pt" style:font-name-complex="OJUOYQ+CMMI10" style:font-size-complex="12pt"/>
    </style:style>
    <style:style style:name="P12" style:family="paragraph" style:parent-style-name="Text_20_body">
      <style:paragraph-properties fo:text-align="justify" style:justify-single-word="false"/>
      <style:text-properties style:font-name="Courier New" fo:font-size="12pt" style:font-name-asian="DejaVu Sans" style:font-size-asian="12pt" style:font-name-complex="DejaVu Sans" style:font-size-complex="12pt"/>
    </style:style>
    <style:style style:name="P13" style:family="paragraph" style:parent-style-name="Text_20_body">
      <style:paragraph-properties fo:margin-left="0.4925in" fo:margin-right="0in" fo:text-indent="0in" style:auto-text-indent="false"/>
    </style:style>
    <style:style style:name="P14" style:family="paragraph" style:parent-style-name="Text_20_body">
      <style:paragraph-properties fo:margin-left="0.4925in" fo:margin-right="0in" fo:text-align="justify" style:justify-single-word="false" fo:text-indent="0in" style:auto-text-indent="false"/>
    </style:style>
    <style:style style:name="P15" style:family="paragraph" style:parent-style-name="Text_20_body">
      <style:paragraph-properties fo:margin-left="0in" fo:margin-right="0in" fo:text-align="justify" style:justify-single-word="false" fo:text-indent="0in" style:auto-text-indent="false"/>
    </style:style>
    <style:style style:name="P16" style:family="paragraph" style:parent-style-name="Standard">
      <style:text-properties style:font-name="Courier New"/>
    </style:style>
    <style:style style:name="P17" style:family="paragraph" style:parent-style-name="Standard">
      <style:paragraph-properties fo:text-align="justify" style:justify-single-word="false"/>
      <style:text-properties style:font-name="Courier New" style:font-name-asian="DejaVu Sans" style:font-name-complex="DejaVu Sans"/>
    </style:style>
    <style:style style:name="P18" style:family="paragraph" style:parent-style-name="Heading_20_1">
      <style:paragraph-properties fo:text-align="justify" style:justify-single-word="false"/>
      <style:text-properties style:font-name="Courier New"/>
    </style:style>
    <style:style style:name="P19" style:family="paragraph" style:parent-style-name="Heading_20_3">
      <style:paragraph-properties fo:text-align="justify" style:justify-single-word="false"/>
      <style:text-properties style:font-name="Courier New"/>
    </style:style>
    <style:style style:name="P20" style:family="paragraph" style:parent-style-name="Heading_20_3">
      <style:paragraph-properties fo:margin-top="0.1665in" fo:margin-bottom="0.0835in" fo:text-align="justify" style:justify-single-word="false" fo:keep-with-next="always"/>
    </style:style>
    <style:style style:name="P21" style:family="paragraph" style:parent-style-name="Heading_20_3">
      <style:paragraph-properties fo:margin-top="0.1665in" fo:margin-bottom="0.0835in" fo:text-align="justify" style:justify-single-word="false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Courier New" fo:font-size="10pt" style:font-size-asian="10pt" style:font-size-complex="10pt"/>
    </style:style>
    <style:style style:name="T3" style:family="text">
      <style:text-properties style:font-name="Courier New" fo:font-size="10pt" style:text-underline-style="solid" style:text-underline-width="auto" style:text-underline-color="font-color" style:font-size-asian="10pt" style:font-size-complex="10pt"/>
    </style:style>
    <style:style style:name="T4" style:family="text">
      <style:text-properties style:font-name="Courier New" fo:font-size="14pt" style:font-size-asian="14pt" style:font-size-complex="14pt"/>
    </style:style>
    <style:style style:name="T5" style:family="text">
      <style:text-properties style:font-name="Courier New" fo:font-size="14pt" style:font-name-asian="DejaVu Sans" style:font-size-asian="14pt" style:font-name-complex="DejaVu Sans" style:font-size-complex="14pt"/>
    </style:style>
    <style:style style:name="T6" style:family="text">
      <style:text-properties style:font-name="Courier New" style:font-name-asian="DejaVu Sans" style:font-name-complex="DejaVu Sans"/>
    </style:style>
    <style:style style:name="T7" style:family="text">
      <style:text-properties fo:font-size="11pt" style:font-name-asian="CMBX10" style:font-size-asian="11pt" style:font-name-complex="CMBX10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8" text:outline-level="1">SEP # : 31</text:h>
      <text:p text:style-name="P6"/>
      <text:p text:style-name="P3"/>
      <text:p text:style-name="P3">Title: Unit tests and submodules</text:p>
      <text:p text:style-name="P3">Version: 0</text:p>
      <text:p text:style-name="P3">Author: Michaël Baudin</text:p>
      <text:p text:style-name="P3">Review: </text:p>
      <text:p text:style-name="P3">Commented: </text:p>
      <text:p text:style-name="P3">State: </text:p>
      <text:p text:style-name="P3">Scilab-Version: 5.2</text:p>
      <text:p text:style-name="P3">Vote:</text:p>
      <text:p text:style-name="P3">Created: August 28, 2009</text:p>
      <text:p text:style-name="P6"/>
      <text:p text:style-name="P3"/>
      <text:h text:style-name="P19" text:outline-level="3">Abstract</text:h>
      <text:p text:style-name="P11">Sub-modules are a subunit of current modules. There is no current support for unit tests of sub-modules, which is the subject of the current document.</text:p>
      <text:p text:style-name="P4"/>
      <text:h text:style-name="P19" text:outline-level="3">Rationale</text:h>
      <text:p text:style-name="P8">Three new optimization toolboxes are currently under work so that they are included in Scilab. It has been decided that they will be integrated as sub-modules of the “optimization” module. The new tree structure of the “optimization” module will be the following :</text:p>
      <text:p text:style-name="P7"/>
      <text:p text:style-name="P9">optimization</text:p>
      <text:p text:style-name="P9">optimization/macros</text:p>
      <text:p text:style-name="P9">optimization/macros/neldermead</text:p>
      <text:p text:style-name="P9">optimization/macros/optimbase</text:p>
      <text:p text:style-name="P9">optimization/macros/optimsimplex</text:p>
      <text:p text:style-name="P9">optimization/help</text:p>
      <text:p text:style-name="P9">optimization/help/neldermead</text:p>
      <text:p text:style-name="P9">optimization/help/optimbase</text:p>
      <text:p text:style-name="P9">optimization/help/optimsimplex</text:p>
      <text:p text:style-name="P9">optimization/tests</text:p>
      <text:p text:style-name="P9">optimization/tests/unit_tests</text:p>
      <text:p text:style-name="P9">optimization/tests/unit_tests/neldermead</text:p>
      <text:p text:style-name="P9">optimization/tests/unit_tests/optimbase</text:p>
      <text:p text:style-name="P9">optimization/tests/unit_tests/optimsimplex</text:p>
      <text:p text:style-name="P9"/>
      <text:p text:style-name="P12">It is likely that sub-sub-modules will be created in the future, i.e. nested sub-modules will be required at some point of Scilab's <text:soft-page-break/>development. This is implied by the association between the definition of modules and the field that the module addresses. Indeed, if the neldermead sub-module has to be created in the optimization module, this means that all Nelder-Mead-like algorithms must be located as sub-sub-modules of the neldermead sub-module. Assume that a new toolbox implements a convergent variants of the Nelder-Mead algorithm as [1] for example. This will require to re-organize the sub-modules as following :</text:p>
      <text:p text:style-name="P9"/>
      <text:p text:style-name="P9">optimization</text:p>
      <text:p text:style-name="P9">optimization/macros</text:p>
      <text:p text:style-name="P9">optimization/macros/neldermead</text:p>
      <text:p text:style-name="P9">optimization/macros/neldermead/neldermeadoriginal</text:p>
      <text:p text:style-name="P9">optimization/macros/neldermead/neldermeadtseng</text:p>
      <text:p text:style-name="P9"/>
      <text:p text:style-name="P8">The current limitation of the “test_run” function is that the unit tests in the sub-modules are ignored. Indeed, the unit tests associated with the optimbase sub-module are located in a sub-directory of the optimization/tests/unit_tests directory. The problem is that the “test_run” function looks only in the .tst files directly located in the optimization/tests/unit_tests directory. The need is to extend the “test_run” function so that it can search in sub-directories of the optimization/tests/unit_tests directory. This must be extended in a way that nested sub-modules are tested as well.</text:p>
      <text:p text:style-name="P3"/>
      <text:p text:style-name="P17">Another need is to be able to perform all the unit tests of a sub-module, without testing other sub-modules. </text:p>
      <text:p text:style-name="P1"><text:span text:style-name="Teletype"><text:span text:style-name="T4"/></text:span></text:p>
      <text:h text:style-name="P20" text:outline-level="3"><text:span text:style-name="Teletype"><text:span text:style-name="T5">Example Usage</text:span></text:span></text:h>
      <text:p text:style-name="Text_20_body"><text:span text:style-name="Teletype"><text:span text:style-name="T2"/></text:span></text:p>
      <text:p text:style-name="Text_20_body"><text:span text:style-name="Teletype"><text:span text:style-name="T2">test_run(“optimization”)</text:span></text:span></text:p>
      <text:p text:style-name="P13"><text:span text:style-name="Teletype"><text:span text:style-name="T2">Performs all the tests, including the tests from the sub-modules.</text:span></text:span></text:p>
      <text:p text:style-name="P13"><text:span text:style-name="Teletype"><text:span text:style-name="T2"/></text:span></text:p>
      <text:p text:style-name="Text_20_body"><text:span text:style-name="Teletype"><text:span text:style-name="T2">test_run(“optimization|neldermead”)</text:span></text:span></text:p>
      <text:p text:style-name="P13"><text:span text:style-name="Teletype"><text:span text:style-name="T2">Performs all the tests associated with the neldermead sub-module.</text:span></text:span></text:p>
      <text:p text:style-name="P13"><text:span text:style-name="Teletype"><text:span text:style-name="T2">This includes both unit tests </text:span></text:span><text:span text:style-name="Teletype"><text:span text:style-name="T3">and</text:span></text:span><text:span text:style-name="Teletype"><text:span text:style-name="T2"> regression tests. Notice that the pipe “|” character is used to distinguish the module name from the sub-module name. </text:span></text:span></text:p>
      <text:p text:style-name="P13"><text:span text:style-name="Teletype"><text:span text:style-name="T2"/></text:span></text:p>
      <text:p text:style-name="Text_20_body"><text:span text:style-name="Teletype"><text:span text:style-name="T2">test_run(“optimization|neldermead|neldermeadoriginal”)</text:span></text:span></text:p>
      <text:p text:style-name="P13"><text:span text:style-name="Teletype"><text:span text:style-name="T2">Performs all the tests associated with the neldermeadoriginal sub-sub-module of the neldermead module.</text:span></text:span></text:p>
      <text:p text:style-name="P13"><text:span text:style-name="Teletype"><text:span text:style-name="T2"/></text:span></text:p>
      <text:p text:style-name="Text_20_body"><text:span text:style-name="Teletype"><text:span text:style-name="T2">test_run(“optimization”,”neldermead_display”)</text:span></text:span></text:p>
      <text:p text:style-name="P14"><text:span text:style-name="Teletype"><text:span text:style-name="T2">Performs the unit test neldermead_display.tst, located in the neldermead </text:span></text:span><text:soft-page-break/><text:span text:style-name="Teletype"><text:span text:style-name="T2">sub-module. If several directories contain a neldermead_display.tst file, the first one (in the sense of the listfiles function) is launched and the others are ignored.</text:span></text:span></text:p>
      <text:p text:style-name="P15"><text:span text:style-name="Teletype"><text:span text:style-name="T2"/></text:span></text:p>
      <text:h text:style-name="P21" text:outline-level="3"><text:span text:style-name="Teletype"><text:span text:style-name="T6">Changelog</text:span></text:span></text:h>
      <text:p text:style-name="P10"><text:tab/><text:span text:style-name="T1">1.0 – </text:span></text:p>
      <text:h text:style-name="P19" text:outline-level="3">Copyright</text:h>
      <text:p text:style-name="P2"><text:tab/>Michaël Baudin, Digiteo</text:p>
      <text:p text:style-name="P2"/>
      <text:p text:style-name="P5">Bibliography</text:p>
      <text:p text:style-name="P2"><text:tab/>[1] “<text:span text:style-name="T7">FORTIFIED-DESCENT SIMPLICIAL SEARCH METHOD: A GENERAL APPROACH”, Paul Tseng, 1995</text:span></text:p>
      <text:p text:style-name="P2"><text:span text:style-name="T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MBX10" svg:font-family="CMBX10"/>
    <style:font-face style:name="OJUOYQ+CMMI10" svg:font-family="OJUOYQ+CMMI10"/>
    <style:font-face style:name="StarSymbol" svg:font-family="StarSymbol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DejaVu Sans Mono1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="100%" fo:margin-left="0.3937in" fo:margin-right="0in" fo:text-indent="0in" style:auto-text-indent="false"/>
    </style:style>
    <style:style style:name="Frame_20_contents" style:display-name="Frame contents" style:family="paragraph" style:parent-style-name="Text_20_body" style:class="extra"/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Teletype" style:family="text">
      <style:text-properties style:font-name="DejaVu Sans Mono" style:font-name-asian="DejaVu Sans Mono" style:font-name-complex="DejaVu Sans Mono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0$Unix OpenOffice.org_project/400m3$Build-9702</meta:generator>
    <meta:initial-creator>Pierre MARECHAL</meta:initial-creator>
    <meta:creation-date>2008-07-09T13:39:08</meta:creation-date>
    <dc:date>2013-09-03T10:30:26</dc:date>
    <meta:editing-cycles>26</meta:editing-cycles>
    <meta:editing-duration>P1DT2H32M34S</meta:editing-duration>
    <meta:document-statistic meta:table-count="0" meta:image-count="0" meta:object-count="0" meta:page-count="3" meta:paragraph-count="52" meta:word-count="431" meta:character-count="3397"/>
    <dc:creator>Eric Gallager</dc:creator>
    <meta:user-defined meta:name="Info 1"/>
    <meta:user-defined meta:name="Info 2"/>
    <meta:user-defined meta:name="Info 3"/>
    <meta:user-defined meta:name="Info 4"/>
  </office:meta>
</office:document-meta>
</file>